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 fo:font-size="18.2000007629395pt" fo:font-weight="bold" officeooo:rsid="00203a0f" officeooo:paragraph-rsid="00203a0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" style:family="paragraph" style:parent-style-name="Heading_20_3">
      <style:text-properties officeooo:rsid="00203a0f" officeooo:paragraph-rsid="00203a0f"/>
    </style:style>
    <style:style style:name="P3" style:family="paragraph" style:parent-style-name="Text_20_body">
      <style:text-properties officeooo:rsid="00203a0f" officeooo:paragraph-rsid="00203a0f"/>
    </style:style>
    <style:style style:name="T1" style:family="text">
      <style:text-properties style:text-position="super 58%"/>
    </style:style>
    <style:style style:name="T2" style:family="text">
      <style:text-properties officeooo:rsid="0020f4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y Existential problem (July 2021)</text:h>
      <text:h text:style-name="P2" text:outline-level="3">By: Sean Patrick Myrick (Y2001)</text:h>
      <text:p text:style-name="P3">I am dealing with existential thoughts. These issues arose on July 1st/July 2<text:span text:style-name="T1">nd</text:span> 2021 and have made me panic-struck at times. My source of existentialism isn’t about the size of the universe or the existence of a creator, but about time; infinite amounts of time and how to handle it.</text:p>
      <text:p text:style-name="P3">It causes me to experience a sinking feeling, and eventually when my mind sinks into it enough, I fall out of reality and start experiencing severe mental and physical pain around the jaw. My brain gets stuck on a recursive loop trying to process this, and I can’t help but let out a very loud sigh and a call for help. I don’t always scream when it happens, there is a 1/100 chance that I scream, and I try very hard not to.</text:p>
      <text:p text:style-name="P3">The pain can be similar to that of of the sick feeling you have right before you vomit. It feels so hopeless, and it <text:span text:style-name="T2">is something I shouldn’t have to stress about. I don’t have many solutions to it other than to deem it pointless. I worry about what will happen when my existence ends and how I will handle an infinite amount of eterniti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8T14:57:00.176599750</meta:creation-date>
    <dc:date>2021-07-18T19:28:11.179317033</dc:date>
    <meta:editing-duration>PT7M40S</meta:editing-duration>
    <meta:editing-cycles>1</meta:editing-cycles>
    <meta:document-statistic meta:table-count="0" meta:image-count="0" meta:object-count="0" meta:page-count="1" meta:paragraph-count="5" meta:word-count="208" meta:character-count="1113" meta:non-whitespace-character-count="910"/>
    <meta:generator>LibreOffice/6.4.2.2$Linux_X86_64 LibreOffice_project/40$Build-2</meta:generator>
  </office:meta>
</office:document-meta>
</file>